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iqueIDDTO.setType( UniqueID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queIDDTO.getCompan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queIDDTO.setCode(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queIDDTO.setCompanyName( String compan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queIDDTO.UniqueIDDTO( String code , UniqueID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iqueIDDTO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queIDDTO.UniqueIDD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niqueIDDTO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